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70E7BAB8B61493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516cm, 3.211cm, 14.299cm, 8.6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043cm" svg:height="11.699cm" svg:x="0.301cm" svg:y="0.201cm">
          <draw:image xlink:href="Pictures/10000000000005E8000007E0070E7BAB8B61493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04:09.899216014</dc:date>
    <meta:editing-duration>PT3M13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